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d2fb" officeooo:paragraph-rsid="000126bc"/>
    </style:style>
    <style:style style:name="P2" style:family="paragraph" style:parent-style-name="Standard">
      <style:text-properties officeooo:rsid="000324e3" officeooo:paragraph-rsid="000126bc"/>
    </style:style>
    <style:style style:name="P3" style:family="paragraph" style:parent-style-name="Standard">
      <style:text-properties officeooo:rsid="0005eb91" officeooo:paragraph-rsid="000126bc"/>
    </style:style>
    <style:style style:name="P4" style:family="paragraph" style:parent-style-name="Standard">
      <style:text-properties officeooo:paragraph-rsid="000126bc"/>
    </style:style>
    <style:style style:name="P5" style:family="paragraph" style:parent-style-name="Standard">
      <style:text-properties officeooo:rsid="0008f365" officeooo:paragraph-rsid="000126bc"/>
    </style:style>
    <style:style style:name="P6" style:family="paragraph" style:parent-style-name="Standard">
      <style:text-properties fo:font-weight="bold" officeooo:rsid="0008f365" officeooo:paragraph-rsid="000126bc" style:font-weight-asian="bold" style:font-weight-complex="bold"/>
    </style:style>
    <style:style style:name="P7" style:family="paragraph" style:parent-style-name="Standard">
      <style:text-properties officeooo:rsid="0003cab5" officeooo:paragraph-rsid="000126bc"/>
    </style:style>
    <style:style style:name="P8" style:family="paragraph" style:parent-style-name="Standard">
      <style:text-properties officeooo:rsid="000a10ab" officeooo:paragraph-rsid="000126bc"/>
    </style:style>
    <style:style style:name="P9" style:family="paragraph" style:parent-style-name="Text_20_body">
      <style:paragraph-properties fo:text-align="start" style:justify-single-word="false"/>
      <style:text-properties officeooo:rsid="0000a5f7" officeooo:paragraph-rsid="0000a5f7"/>
    </style:style>
    <style:style style:name="P10" style:family="paragraph" style:parent-style-name="Text_20_body">
      <style:paragraph-properties fo:text-align="start" style:justify-single-word="false"/>
      <style:text-properties fo:language="de" fo:country="DE" officeooo:rsid="000199b8" officeooo:paragraph-rsid="000199b8"/>
    </style:style>
    <style:style style:name="P11" style:family="paragraph" style:parent-style-name="Text_20_body">
      <style:paragraph-properties fo:text-align="start" style:justify-single-word="false"/>
      <style:text-properties fo:language="de" fo:country="DE" officeooo:rsid="0001ecbe" officeooo:paragraph-rsid="0001ecbe"/>
    </style:style>
    <style:style style:name="P12" style:family="paragraph" style:parent-style-name="Text_20_body">
      <style:paragraph-properties fo:text-align="start" style:justify-single-word="false"/>
      <style:text-properties officeooo:rsid="000126bc" officeooo:paragraph-rsid="000126bc"/>
    </style:style>
    <style:style style:name="P13" style:family="paragraph" style:parent-style-name="Title">
      <style:text-properties fo:language="de" fo:country="DE" officeooo:rsid="0000a5f7" officeooo:paragraph-rsid="0000a5f7"/>
    </style:style>
    <style:style style:name="P14" style:family="paragraph" style:parent-style-name="Text_20_body">
      <style:paragraph-properties fo:text-align="center" style:justify-single-word="false"/>
      <style:text-properties fo:language="de" fo:country="DE" officeooo:rsid="000126bc" officeooo:paragraph-rsid="0000a5f7"/>
    </style:style>
    <style:style style:name="P15" style:family="paragraph" style:parent-style-name="Text_20_body">
      <style:paragraph-properties fo:text-align="start" style:justify-single-word="false"/>
      <style:text-properties fo:language="de" fo:country="DE" officeooo:rsid="0000a5f7" officeooo:paragraph-rsid="0000a5f7"/>
    </style:style>
    <style:style style:name="P16" style:family="paragraph" style:parent-style-name="Text_20_body">
      <style:paragraph-properties fo:text-align="start" style:justify-single-word="false"/>
      <style:text-properties fo:language="de" fo:country="DE" fo:font-weight="normal" officeooo:rsid="0001ecbe" officeooo:paragraph-rsid="0001ecbe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Gabriola" fo:font-size="18pt" fo:language="de" fo:country="DE" fo:font-weight="normal" officeooo:rsid="0002a0b9" officeooo:paragraph-rsid="0002a0b9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de" fo:country="DE" officeooo:rsid="0004d2fb" officeooo:paragraph-rsid="000126bc"/>
    </style:style>
    <style:style style:name="P19" style:family="paragraph" style:parent-style-name="Standard" style:list-style-name="L6">
      <style:paragraph-properties fo:text-align="start" style:justify-single-word="false"/>
      <style:text-properties fo:language="de" fo:country="DE" officeooo:rsid="0008f365" officeooo:paragraph-rsid="000126bc"/>
    </style:style>
    <style:style style:name="P20" style:family="paragraph" style:parent-style-name="Standard">
      <style:paragraph-properties fo:text-align="start" style:justify-single-word="false"/>
      <style:text-properties fo:language="de" fo:country="DE" officeooo:rsid="0008f365" officeooo:paragraph-rsid="000126bc"/>
    </style:style>
    <style:style style:name="P21" style:family="paragraph" style:parent-style-name="Standard" style:list-style-name="L12">
      <style:paragraph-properties fo:text-align="start" style:justify-single-word="false"/>
      <style:text-properties fo:language="de" fo:country="DE" officeooo:rsid="0003cab5" officeooo:paragraph-rsid="000126bc"/>
    </style:style>
    <style:style style:name="P22" style:family="paragraph" style:parent-style-name="Standard">
      <style:paragraph-properties fo:text-align="start" style:justify-single-word="false"/>
      <style:text-properties fo:language="de" fo:country="DE" officeooo:rsid="0003cab5" officeooo:paragraph-rsid="000126bc"/>
    </style:style>
    <style:style style:name="P23" style:family="paragraph" style:parent-style-name="Standard" style:list-style-name="L20">
      <style:paragraph-properties fo:text-align="start" style:justify-single-word="false"/>
      <style:text-properties fo:language="de" fo:country="DE" officeooo:rsid="000a10ab" officeooo:paragraph-rsid="000126bc"/>
    </style:style>
    <style:style style:name="P24" style:family="paragraph" style:parent-style-name="Standard">
      <style:paragraph-properties fo:text-align="start" style:justify-single-word="false"/>
      <style:text-properties fo:language="de" fo:country="DE" officeooo:rsid="000a10ab" officeooo:paragraph-rsid="000126bc"/>
    </style:style>
    <style:style style:name="P25" style:family="paragraph" style:parent-style-name="Standard" style:list-style-name="L28">
      <style:paragraph-properties fo:text-align="start" style:justify-single-word="false"/>
      <style:text-properties fo:language="de" fo:country="DE" officeooo:rsid="000a285a" officeooo:paragraph-rsid="000126bc"/>
    </style:style>
    <style:style style:name="P26" style:family="paragraph" style:parent-style-name="Standard">
      <style:paragraph-properties fo:text-align="start" style:justify-single-word="false"/>
      <style:text-properties fo:language="de" fo:country="DE" officeooo:rsid="000a285a" officeooo:paragraph-rsid="000126bc"/>
    </style:style>
    <style:style style:name="P27" style:family="paragraph" style:parent-style-name="Standard" style:list-style-name="L36">
      <style:paragraph-properties fo:text-align="start" style:justify-single-word="false"/>
      <style:text-properties fo:language="de" fo:country="DE" officeooo:rsid="001005fe" officeooo:paragraph-rsid="000126bc"/>
    </style:style>
    <style:style style:name="P28" style:family="paragraph" style:parent-style-name="Standard">
      <style:paragraph-properties fo:text-align="start" style:justify-single-word="false"/>
      <style:text-properties fo:language="de" fo:country="DE" officeooo:rsid="001005fe" officeooo:paragraph-rsid="000126bc"/>
    </style:style>
    <style:style style:name="P29" style:family="paragraph" style:parent-style-name="Standard">
      <style:paragraph-properties fo:text-align="start" style:justify-single-word="false"/>
      <style:text-properties fo:language="de" fo:country="DE" officeooo:rsid="0011bad1" officeooo:paragraph-rsid="000126bc"/>
    </style:style>
    <style:style style:name="P30" style:family="paragraph" style:parent-style-name="Standard" style:list-style-name="L1">
      <style:text-properties officeooo:rsid="0008f365" officeooo:paragraph-rsid="000126bc"/>
    </style:style>
    <style:style style:name="P31" style:family="paragraph" style:parent-style-name="Standard" style:list-style-name="L2">
      <style:text-properties officeooo:rsid="0008f365" officeooo:paragraph-rsid="000126bc"/>
    </style:style>
    <style:style style:name="P32" style:family="paragraph" style:parent-style-name="Standard" style:list-style-name="L3">
      <style:text-properties officeooo:rsid="0008f365" officeooo:paragraph-rsid="000126bc"/>
    </style:style>
    <style:style style:name="P33" style:family="paragraph" style:parent-style-name="Standard" style:list-style-name="L4">
      <style:text-properties officeooo:rsid="0008f365" officeooo:paragraph-rsid="000126bc"/>
    </style:style>
    <style:style style:name="P34" style:family="paragraph" style:parent-style-name="Standard" style:list-style-name="L5">
      <style:text-properties officeooo:rsid="0008f365" officeooo:paragraph-rsid="000126bc"/>
    </style:style>
    <style:style style:name="P35" style:family="paragraph" style:parent-style-name="Standard" style:list-style-name="L6">
      <style:text-properties officeooo:rsid="0008f365" officeooo:paragraph-rsid="000126bc"/>
    </style:style>
    <style:style style:name="P36" style:family="paragraph" style:parent-style-name="Standard" style:list-style-name="L7">
      <style:text-properties officeooo:rsid="0008f365" officeooo:paragraph-rsid="000126bc"/>
    </style:style>
    <style:style style:name="P37" style:family="paragraph" style:parent-style-name="Standard" style:list-style-name="L8">
      <style:text-properties officeooo:rsid="0008f365" officeooo:paragraph-rsid="000126bc"/>
    </style:style>
    <style:style style:name="P38" style:family="paragraph" style:parent-style-name="Standard" style:list-style-name="L11">
      <style:text-properties officeooo:rsid="0008f365" officeooo:paragraph-rsid="000126bc"/>
    </style:style>
    <style:style style:name="P39" style:family="paragraph" style:parent-style-name="Standard" style:list-style-name="L12">
      <style:text-properties officeooo:rsid="0008f365" officeooo:paragraph-rsid="000126bc"/>
    </style:style>
    <style:style style:name="P40" style:family="paragraph" style:parent-style-name="Standard" style:list-style-name="L14">
      <style:text-properties officeooo:rsid="0008f365" officeooo:paragraph-rsid="000126bc"/>
    </style:style>
    <style:style style:name="P41" style:family="paragraph" style:parent-style-name="Standard" style:list-style-name="L17">
      <style:text-properties officeooo:rsid="0008f365" officeooo:paragraph-rsid="000126bc"/>
    </style:style>
    <style:style style:name="P42" style:family="paragraph" style:parent-style-name="Standard" style:list-style-name="L22">
      <style:text-properties officeooo:rsid="0008f365" officeooo:paragraph-rsid="000126bc"/>
    </style:style>
    <style:style style:name="P43" style:family="paragraph" style:parent-style-name="Standard" style:list-style-name="L25">
      <style:text-properties officeooo:rsid="0008f365" officeooo:paragraph-rsid="000126bc"/>
    </style:style>
    <style:style style:name="P44" style:family="paragraph" style:parent-style-name="Standard" style:list-style-name="L30">
      <style:text-properties officeooo:rsid="0008f365" officeooo:paragraph-rsid="000126bc"/>
    </style:style>
    <style:style style:name="P45" style:family="paragraph" style:parent-style-name="Standard" style:list-style-name="L33">
      <style:text-properties officeooo:rsid="0008f365" officeooo:paragraph-rsid="000126bc"/>
    </style:style>
    <style:style style:name="P46" style:family="paragraph" style:parent-style-name="Standard" style:list-style-name="L38">
      <style:text-properties officeooo:rsid="0008f365" officeooo:paragraph-rsid="000126bc"/>
    </style:style>
    <style:style style:name="P47" style:family="paragraph" style:parent-style-name="Standard" style:list-style-name="L41">
      <style:text-properties officeooo:rsid="0008f365" officeooo:paragraph-rsid="000126bc"/>
    </style:style>
    <style:style style:name="P48" style:family="paragraph" style:parent-style-name="Standard" style:list-style-name="L9">
      <style:text-properties officeooo:rsid="0003cab5" officeooo:paragraph-rsid="000126bc"/>
    </style:style>
    <style:style style:name="P49" style:family="paragraph" style:parent-style-name="Standard" style:list-style-name="L10">
      <style:text-properties officeooo:rsid="0003cab5" officeooo:paragraph-rsid="000126bc"/>
    </style:style>
    <style:style style:name="P50" style:family="paragraph" style:parent-style-name="Standard" style:list-style-name="L12">
      <style:text-properties officeooo:rsid="0003cab5" officeooo:paragraph-rsid="000126bc"/>
    </style:style>
    <style:style style:name="P51" style:family="paragraph" style:parent-style-name="Standard" style:list-style-name="L13">
      <style:text-properties officeooo:rsid="000a10ab" officeooo:paragraph-rsid="000126bc"/>
    </style:style>
    <style:style style:name="P52" style:family="paragraph" style:parent-style-name="Standard" style:list-style-name="L15">
      <style:text-properties officeooo:rsid="000a10ab" officeooo:paragraph-rsid="000126bc"/>
    </style:style>
    <style:style style:name="P53" style:family="paragraph" style:parent-style-name="Standard" style:list-style-name="L16">
      <style:text-properties officeooo:rsid="000a10ab" officeooo:paragraph-rsid="000126bc"/>
    </style:style>
    <style:style style:name="P54" style:family="paragraph" style:parent-style-name="Standard" style:list-style-name="L17">
      <style:text-properties officeooo:rsid="000a10ab" officeooo:paragraph-rsid="000126bc"/>
    </style:style>
    <style:style style:name="P55" style:family="paragraph" style:parent-style-name="Standard" style:list-style-name="L18">
      <style:text-properties officeooo:rsid="000a10ab" officeooo:paragraph-rsid="000126bc"/>
    </style:style>
    <style:style style:name="P56" style:family="paragraph" style:parent-style-name="Standard" style:list-style-name="L19">
      <style:text-properties officeooo:rsid="000a10ab" officeooo:paragraph-rsid="000126bc"/>
    </style:style>
    <style:style style:name="P57" style:family="paragraph" style:parent-style-name="Standard" style:list-style-name="L20">
      <style:text-properties officeooo:rsid="000a10ab" officeooo:paragraph-rsid="000126bc"/>
    </style:style>
    <style:style style:name="P58" style:family="paragraph" style:parent-style-name="Standard" style:list-style-name="L26">
      <style:text-properties officeooo:rsid="000a10ab" officeooo:paragraph-rsid="000126bc"/>
    </style:style>
    <style:style style:name="P59" style:family="paragraph" style:parent-style-name="Standard" style:list-style-name="L27">
      <style:text-properties officeooo:rsid="000a10ab" officeooo:paragraph-rsid="000126bc"/>
    </style:style>
    <style:style style:name="P60" style:family="paragraph" style:parent-style-name="Standard" style:list-style-name="L21">
      <style:text-properties officeooo:rsid="000ca35d" officeooo:paragraph-rsid="000126bc"/>
    </style:style>
    <style:style style:name="P61" style:family="paragraph" style:parent-style-name="Standard" style:list-style-name="L29">
      <style:text-properties officeooo:rsid="000ca35d" officeooo:paragraph-rsid="000126bc"/>
    </style:style>
    <style:style style:name="P62" style:family="paragraph" style:parent-style-name="Standard" style:list-style-name="L23">
      <style:text-properties officeooo:rsid="000a285a" officeooo:paragraph-rsid="000126bc"/>
    </style:style>
    <style:style style:name="P63" style:family="paragraph" style:parent-style-name="Standard" style:list-style-name="L25">
      <style:text-properties officeooo:rsid="000a285a" officeooo:paragraph-rsid="000126bc"/>
    </style:style>
    <style:style style:name="P64" style:family="paragraph" style:parent-style-name="Standard" style:list-style-name="L26">
      <style:text-properties officeooo:rsid="000a285a" officeooo:paragraph-rsid="000126bc"/>
    </style:style>
    <style:style style:name="P65" style:family="paragraph" style:parent-style-name="Standard" style:list-style-name="L31">
      <style:text-properties officeooo:rsid="000a285a" officeooo:paragraph-rsid="000126bc"/>
    </style:style>
    <style:style style:name="P66" style:family="paragraph" style:parent-style-name="Standard" style:list-style-name="L24">
      <style:text-properties officeooo:rsid="000bbcda" officeooo:paragraph-rsid="000126bc"/>
    </style:style>
    <style:style style:name="P67" style:family="paragraph" style:parent-style-name="Standard" style:list-style-name="L31">
      <style:text-properties officeooo:rsid="001005fe" officeooo:paragraph-rsid="000126bc"/>
    </style:style>
    <style:style style:name="P68" style:family="paragraph" style:parent-style-name="Standard" style:list-style-name="L32">
      <style:text-properties officeooo:rsid="001005fe" officeooo:paragraph-rsid="000126bc"/>
    </style:style>
    <style:style style:name="P69" style:family="paragraph" style:parent-style-name="Standard" style:list-style-name="L33">
      <style:text-properties officeooo:rsid="001005fe" officeooo:paragraph-rsid="000126bc"/>
    </style:style>
    <style:style style:name="P70" style:family="paragraph" style:parent-style-name="Standard" style:list-style-name="L34">
      <style:text-properties officeooo:rsid="001005fe" officeooo:paragraph-rsid="000126bc"/>
    </style:style>
    <style:style style:name="P71" style:family="paragraph" style:parent-style-name="Standard" style:list-style-name="L35">
      <style:text-properties officeooo:rsid="001005fe" officeooo:paragraph-rsid="000126bc"/>
    </style:style>
    <style:style style:name="P72" style:family="paragraph" style:parent-style-name="Standard" style:list-style-name="L43">
      <style:text-properties officeooo:rsid="001005fe" officeooo:paragraph-rsid="000126bc"/>
    </style:style>
    <style:style style:name="P73" style:family="paragraph" style:parent-style-name="Standard" style:list-style-name="L37">
      <style:text-properties officeooo:rsid="00105517" officeooo:paragraph-rsid="000126bc"/>
    </style:style>
    <style:style style:name="P74" style:family="paragraph" style:parent-style-name="Standard" style:list-style-name="L39">
      <style:text-properties officeooo:rsid="00105517" officeooo:paragraph-rsid="000126bc"/>
    </style:style>
    <style:style style:name="P75" style:family="paragraph" style:parent-style-name="Standard" style:list-style-name="L40">
      <style:text-properties officeooo:rsid="00105517" officeooo:paragraph-rsid="000126bc"/>
    </style:style>
    <style:style style:name="P76" style:family="paragraph" style:parent-style-name="Standard" style:list-style-name="L41">
      <style:text-properties officeooo:rsid="00105517" officeooo:paragraph-rsid="000126bc"/>
    </style:style>
    <style:style style:name="P77" style:family="paragraph" style:parent-style-name="Standard" style:list-style-name="L44">
      <style:paragraph-properties fo:text-align="start" style:justify-single-word="false"/>
      <style:text-properties officeooo:rsid="00105517" officeooo:paragraph-rsid="000126bc"/>
    </style:style>
    <style:style style:name="P78" style:family="paragraph" style:parent-style-name="Standard" style:list-style-name="L42">
      <style:text-properties officeooo:rsid="0011bad1" officeooo:paragraph-rsid="000126bc"/>
    </style:style>
    <style:style style:name="P79" style:family="paragraph" style:parent-style-name="Standard" style:list-style-name="L43">
      <style:text-properties officeooo:rsid="0011bad1" officeooo:paragraph-rsid="000126bc"/>
    </style:style>
    <style:style style:name="P80" style:family="paragraph" style:parent-style-name="Heading_20_1">
      <style:paragraph-properties fo:text-align="start" style:justify-single-word="false"/>
      <style:text-properties fo:language="de" fo:country="DE" officeooo:rsid="000199b8" officeooo:paragraph-rsid="000199b8"/>
    </style:style>
    <style:style style:name="P81" style:family="paragraph" style:parent-style-name="Heading_20_3">
      <style:paragraph-properties fo:text-align="center" style:justify-single-word="false"/>
      <style:text-properties fo:language="de" fo:country="DE" officeooo:rsid="0000a5f7" officeooo:paragraph-rsid="0000a5f7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0126bc"/>
    </style:style>
    <style:style style:name="T3" style:family="text">
      <style:text-properties fo:language="de" fo:country="DE" officeooo:rsid="0011bad1"/>
    </style:style>
    <style:style style:name="T4" style:family="text">
      <style:text-properties officeooo:rsid="000126bc"/>
    </style:style>
    <style:style style:name="T5" style:family="text">
      <style:text-properties officeooo:rsid="000324e3"/>
    </style:style>
    <style:style style:name="T6" style:family="text">
      <style:text-properties officeooo:rsid="0005eb91"/>
    </style:style>
    <style:style style:name="T7" style:family="text">
      <style:text-properties officeooo:rsid="0008f365"/>
    </style:style>
    <style:style style:name="T8" style:family="text">
      <style:text-properties officeooo:rsid="000d913b"/>
    </style:style>
    <style:style style:name="T9" style:family="text">
      <style:text-properties officeooo:rsid="001005fe"/>
    </style:style>
    <style:style style:name="T10" style:family="text">
      <style:text-properties officeooo:rsid="0011bad1"/>
    </style:style>
    <style:style style:name="T11" style:family="text">
      <style:text-properties officeooo:rsid="0001ec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User Management Tool</text:p>
      <text:h text:style-name="P81" text:outline-level="3">Alexander Grümbel und Adrian Beutler, <text:span text:style-name="T4">Gruppe C, 3FA073</text:span></text:h>
      <text:p text:style-name="P14">https://github.com/AlexGruebel/UserManagementProjectAP2019-</text:p>
      <text:p text:style-name="P15"/>
      <text:p text:style-name="P15">Beschreibung: Das Usermanagement Tool soll Administratoren die Möglichkeit bieten Datenbanken dynamisch editieren zu können.</text:p>
      <text:p text:style-name="P15">Dazu gibt es eine GUI die alle Inhalte einer Datenbank in einem Baum darstellt und es erlaubt diese zu editieren.</text:p>
      <text:p text:style-name="P9"><text:span text:style-name="T1">Die GUI kommuniziert über eine REST API per Json Dokumenten mit der Datenbank.<text:line-break/>Ziel ist es von einer konkreten Datenbank </text:span><text:span text:style-name="T2">über die REST API auf eine generische GUI zuzugreifen.</text:span></text:p>
      <text:p text:style-name="P12"><text:span text:style-name="T2">D</text:span><text:span text:style-name="T1">as konkrete Datenbank Modell beschreibt eine Userverwaltung in der es User gibt die in Gruppen sind und diese Gruppen jeweils bestimmte Permissions haben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4">19.02.2019</text:p>
      <text:p text:style-name="P4">Initial Meeting</text:p>
      <text:p text:style-name="P4">Kickoff</text:p>
      <text:p text:style-name="P4"/>
      <text:p text:style-name="P4">Diskussion über Module. Aufbau und Aufgabenverteilung</text:p>
      <text:p text:style-name="P1">Frontend: Adrian</text:p>
      <text:p text:style-name="P1">Backend: Alex</text:p>
      <text:p text:style-name="P4"/>
      <text:p text:style-name="P4">1) Benutzte Software/Schnittstellen</text:p>
      <text:p text:style-name="P4"><text:tab/>- Client in C++/Qt 5.9.1</text:p>
      <text:p text:style-name="P4"><text:tab/>- RestApi mit Java, Spring Boot</text:p>
      <text:p text:style-name="P4"><text:tab/>- Datenbank MySql <text:span text:style-name="T5">5.6.21</text:span></text:p>
      <text:p text:style-name="P4"/>
      <text:p text:style-name="P4">2) Grobes Design</text:p>
      <text:p text:style-name="P4">C++ Client bietet <text:span text:style-name="T5">Initialisierung</text:span> der D<text:span text:style-name="T5">atenbank an, wenn sie noch nicht existiert</text:span></text:p>
      <text:p text:style-name="P2">Ansonsten bietet er eine User und Admin Oberfläche an. (Die User Oberfläche wird zu einem späterem Zeitpunkt besprochen)</text:p>
      <text:p text:style-name="P2"/>
      <text:p text:style-name="P2">Es gibt ein vorgeschaltetes Einlogfenster</text:p>
      <text:p text:style-name="P2"/>
      <text:p text:style-name="P2">Die Adminoberfläche bietet folgende Funktionalität</text:p>
      <text:p text:style-name="P2">- User hinzufügen (auch als Admin)</text:p>
      <text:p text:style-name="P2">- User löschen</text:p>
      <text:p text:style-name="P2">- User editieren</text:p>
      <text:p text:style-name="P2">- Gruppen anlegen</text:p>
      <text:p text:style-name="P2">- User zu Gruppen hinzufügen</text:p>
      <text:p text:style-name="P4"><text:tab/></text:p>
      <text:p text:style-name="P2">3) Datenbank</text:p>
      <text:p text:style-name="P2">ER Diagramm</text:p>
      <text:p text:style-name="P1">Passwort Hash und ob User Einzelrechte erhalten können, werden später besprochen</text:p>
      <text:p text:style-name="P1"/>
      <text:p text:style-name="P1">4) Rest API</text:p>
      <text:p text:style-name="P1">Zur Application/Databasen anbindung wird eine Rest API verwendet. </text:p>
      <text:p text:style-name="P1">Get:</text:p>
      <text:p text:style-name="P1">- Liste alle User (Name + ID) <text:span text:style-name="T6">(/users)</text:span></text:p>
      <text:p text:style-name="P1">- Userdetails (Alle Daten <text:span text:style-name="T6">eines speziellen Users) (/userdetails/{id}</text:span></text:p>
      <text:p text:style-name="P1">- <text:span text:style-name="T6">more to come</text:span></text:p>
      <text:p text:style-name="P1"/>
      <text:p text:style-name="P3">Post:</text:p>
      <text:p text:style-name="P3">- /userdetails</text:p>
      <text:p text:style-name="P3">- /group</text:p>
      <text:p text:style-name="P3"/>
      <text:p text:style-name="P3">Put:</text:p>
      <text:p text:style-name="P3">- /userdetails/{id}/</text:p>
      <text:p text:style-name="P3"/>
      <text:p text:style-name="P1"/>
      <text:p text:style-name="P1"/>
      <text:p text:style-name="P1"><text:soft-page-break/></text:p>
      <text:p text:style-name="P18"/>
      <text:p text:style-name="P4"><text:span text:style-name="T7">20</text:span>.02.2019</text:p>
      <text:p text:style-name="P5">Daily Scrum metting</text:p>
      <text:p text:style-name="P5"/>
      <text:p text:style-name="P5"/>
      <text:p text:style-name="P6">Allgemein</text:p>
      <text:p text:style-name="P5"/>
      <text:p text:style-name="P5">Getan:</text:p>
      <text:list xml:id="list3065006375" text:style-name="L1">
        <text:list-item>
          <text:p text:style-name="P30">Git Struktur eingerichtet</text:p>
        </text:list-item>
        <text:list-item>
          <text:p text:style-name="P30">Ideen Sammlung</text:p>
        </text:list-item>
        <text:list-item>
          <text:p text:style-name="P30">Teambuilding</text:p>
        </text:list-item>
      </text:list>
      <text:p text:style-name="P5"/>
      <text:p text:style-name="P5">Ziele:</text:p>
      <text:list xml:id="list3701683443" text:style-name="L2">
        <text:list-item>
          <text:p text:style-name="P31">Dokumentationstool finden</text:p>
        </text:list-item>
      </text:list>
      <text:list xml:id="list145857736529503" text:continue-list="list3065006375" text:style-name="L1">
        <text:list-header>
          <text:p text:style-name="P30"/>
        </text:list-header>
      </text:list>
      <text:p text:style-name="P6">Frontend</text:p>
      <text:p text:style-name="P5"/>
      <text:p text:style-name="P5">Getan:</text:p>
      <text:list xml:id="list684276993" text:style-name="L3">
        <text:list-item>
          <text:p text:style-name="P32">Einarbeitung in HTTP Requests <text:s/>(REST) mithilfe von C++ &amp; QT</text:p>
        </text:list-item>
      </text:list>
      <text:p text:style-name="P4"/>
      <text:p text:style-name="P5">Ziele:</text:p>
      <text:list xml:id="list3703486529" text:style-name="L4">
        <text:list-item>
          <text:p text:style-name="P33">Planung der GUI auf Papier + erstere Prototyp </text:p>
        </text:list-item>
      </text:list>
      <text:p text:style-name="P5"/>
      <text:p text:style-name="P5"/>
      <text:p text:style-name="P6">Backend</text:p>
      <text:p text:style-name="P5"/>
      <text:p text:style-name="P5">Getan:</text:p>
      <text:list xml:id="list1030771680" text:style-name="L5">
        <text:list-item>
          <text:p text:style-name="P34">erste DB Prototyp aufgesetzt </text:p>
        </text:list-item>
        <text:list-item>
          <text:p text:style-name="P34">Sprint Boot Projekt erstellt </text:p>
        </text:list-item>
        <text:list-item>
          <text:p text:style-name="P34">ersten Lauffähigen REST Controller programmiert</text:p>
        </text:list-item>
      </text:list>
      <text:p text:style-name="P5"/>
      <text:p text:style-name="P5">Ziel:</text:p>
      <text:list xml:id="list1292877646" text:style-name="L6">
        <text:list-item>
          <text:p text:style-name="P35">Swagger UI einbinden</text:p>
        </text:list-item>
        <text:list-item>
          <text:p text:style-name="P19">weitere REST Controller programmieren 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4"><text:span text:style-name="T7">21</text:span>.02.2019</text:p>
      <text:p text:style-name="P5">Daily Scrum metting</text:p>
      <text:p text:style-name="P5"/>
      <text:p text:style-name="P5"/>
      <text:p text:style-name="P6">Allgemein</text:p>
      <text:p text:style-name="P5"/>
      <text:p text:style-name="P5">Getan:</text:p>
      <text:p text:style-name="P5"/>
      <text:p text:style-name="P5">Ziele:</text:p>
      <text:list xml:id="list3275636744" text:style-name="L7">
        <text:list-item>
          <text:p text:style-name="P36">Dokumentationstool finden</text:p>
        </text:list-item>
      </text:list>
      <text:list xml:id="list387783518" text:style-name="L8">
        <text:list-header>
          <text:p text:style-name="P37"/>
        </text:list-header>
      </text:list>
      <text:p text:style-name="P6">Frontend</text:p>
      <text:p text:style-name="P5"/>
      <text:p text:style-name="P5">Getan:</text:p>
      <text:list xml:id="list3530957497" text:style-name="L9">
        <text:list-item>
          <text:p text:style-name="P48">Planung der Klassenstruktur </text:p>
        </text:list-item>
      </text:list>
      <text:p text:style-name="P4"/>
      <text:p text:style-name="P7">Probleme:</text:p>
      <text:list xml:id="list2014718929" text:style-name="L10">
        <text:list-item>
          <text:p text:style-name="P49">Entwicklungsrechner Bildschirm kaputt</text:p>
        </text:list-item>
      </text:list>
      <text:p text:style-name="P4"/>
      <text:p text:style-name="P5">Ziele:</text:p>
      <text:list xml:id="list3329740802" text:style-name="L11">
        <text:list-item>
          <text:p text:style-name="P38">erstere Prototyp </text:p>
        </text:list-item>
      </text:list>
      <text:p text:style-name="P5"/>
      <text:p text:style-name="P5"/>
      <text:p text:style-name="P6">Backend</text:p>
      <text:p text:style-name="P5"/>
      <text:p text:style-name="P5">Getan:</text:p>
      <text:list xml:id="list1349263331" text:style-name="L12">
        <text:list-item>
          <text:p text:style-name="P39">Swagger UI einbinden</text:p>
        </text:list-item>
        <text:list-item>
          <text:p text:style-name="P50">Entities programmiert</text:p>
        </text:list-item>
        <text:list-item>
          <text:p text:style-name="P39">weitere REST Controller programmieren </text:p>
        </text:list-item>
      </text:list>
      <text:p text:style-name="P5"/>
      <text:p text:style-name="P5">Ziel:</text:p>
      <text:list xml:id="list145858385068977" text:continue-numbering="true" text:style-name="L12">
        <text:list-item>
          <text:p text:style-name="P50">restliche Rest Controller programmieren</text:p>
        </text:list-item>
        <text:list-item>
          <text:p text:style-name="P50">für Testphase des Frontend Webservice lauffähig als jar Datei bereitstellen </text:p>
        </text:list-item>
        <text:list-item>
          <text:p text:style-name="P21">Securtiy Features implementieren 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4"><text:span text:style-name="T7">25</text:span>.02.2019</text:p>
      <text:p text:style-name="P5">Daily Scrum metting</text:p>
      <text:p text:style-name="P5"/>
      <text:p text:style-name="P5"/>
      <text:p text:style-name="P6">Allgemein</text:p>
      <text:p text:style-name="P5"/>
      <text:p text:style-name="P5">Getan:</text:p>
      <text:list xml:id="list2133128557" text:style-name="L13">
        <text:list-item>
          <text:p text:style-name="P51">Webservice auf anderen Entwicklungsrechner zum laufen bringen</text:p>
        </text:list-item>
      </text:list>
      <text:list xml:id="list721792869" text:style-name="L14">
        <text:list-header>
          <text:p text:style-name="P40"/>
        </text:list-header>
      </text:list>
      <text:p text:style-name="P6">Frontend</text:p>
      <text:p text:style-name="P5"/>
      <text:p text:style-name="P5">Getan:</text:p>
      <text:list xml:id="list660259748" text:style-name="L15">
        <text:list-item>
          <text:p text:style-name="P52">JSON to QTTreeWidgetItem parser</text:p>
        </text:list-item>
        <text:list-item>
          <text:p text:style-name="P52">Gesamte GUI überarbeitet</text:p>
        </text:list-item>
      </text:list>
      <text:p text:style-name="P4"/>
      <text:p text:style-name="P8">Problem:</text:p>
      <text:list xml:id="list3985990094" text:style-name="L16">
        <text:list-item>
          <text:p text:style-name="P53">beim auf und einklappen des TreeViews wird einer recieve ausgeführt</text:p>
        </text:list-item>
      </text:list>
      <text:p text:style-name="P4"/>
      <text:p text:style-name="P5">Ziele:</text:p>
      <text:list xml:id="list81560428" text:style-name="L17">
        <text:list-item>
          <text:p text:style-name="P54">REST API Anbindung finalisieren </text:p>
        </text:list-item>
        <text:list-item>
          <text:p text:style-name="P54">Pointer aufräumen </text:p>
        </text:list-item>
        <text:list-item>
          <text:p text:style-name="P54">CRUD Operationen ins Frontend einbauen</text:p>
          <text:p text:style-name="P41"/>
        </text:list-item>
      </text:list>
      <text:p text:style-name="P6">Backend</text:p>
      <text:p text:style-name="P5"/>
      <text:p text:style-name="P5">Getan:</text:p>
      <text:list xml:id="list2188910607" text:style-name="L18">
        <text:list-item>
          <text:p text:style-name="P55">Security Features implementiert</text:p>
        </text:list-item>
        <text:list-item>
          <text:p text:style-name="P55">Service Layer eingebaut</text:p>
        </text:list-item>
        <text:list-item>
          <text:p text:style-name="P55">Datenbankuser angelegt</text:p>
        </text:list-item>
      </text:list>
      <text:p text:style-name="P5"/>
      <text:p text:style-name="P5">Ziel:</text:p>
      <text:list xml:id="list1362802494" text:style-name="L19">
        <text:list-item>
          <text:p text:style-name="P56">Security Features überarbeiten, da sie noch nicht voll funktionstüchtig ist</text:p>
        </text:list-item>
        <text:list-item>
          <text:p text:style-name="P56">Install Script schreiben</text:p>
        </text:list-item>
      </text:list>
      <text:p text:style-name="P8"/>
      <text:p text:style-name="P8">Probleme:</text:p>
      <text:list xml:id="list2562202412" text:style-name="L20">
        <text:list-item>
          <text:p text:style-name="P57">Zeitzonen werden auf Mysql Windows Instanzen nicht richtig geladen</text:p>
        </text:list-item>
        <text:list-item>
          <text:p text:style-name="P23">User kann sich selbst editieren und sich somit selbst Admin rechte geben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4"><text:span text:style-name="T7">26</text:span>.02.2019</text:p>
      <text:p text:style-name="P5">Daily Scrum metting</text:p>
      <text:p text:style-name="P5"/>
      <text:p text:style-name="P5"/>
      <text:p text:style-name="P6">Allgemein</text:p>
      <text:p text:style-name="P5"/>
      <text:p text:style-name="P5">Getan:</text:p>
      <text:list xml:id="list3272699586" text:style-name="L21">
        <text:list-item>
          <text:p text:style-name="P60">gemeinsames testen der Applikationen </text:p>
        </text:list-item>
      </text:list>
      <text:list xml:id="list428456482" text:style-name="L22">
        <text:list-header>
          <text:p text:style-name="P42"/>
        </text:list-header>
      </text:list>
      <text:p text:style-name="P6">Frontend</text:p>
      <text:p text:style-name="P5"/>
      <text:p text:style-name="P5">Getan:</text:p>
      <text:list xml:id="list3489711057" text:style-name="L23">
        <text:list-item>
          <text:p text:style-name="P62">REST API Anbin<text:span text:style-name="T8">d</text:span>ung READ und Update implementiert</text:p>
        </text:list-item>
        <text:list-item>
          <text:p text:style-name="P62">Login in die GUI eingebaut</text:p>
        </text:list-item>
      </text:list>
      <text:p text:style-name="P4"/>
      <text:p text:style-name="P8">Problem:</text:p>
      <text:list xml:id="list4115840155" text:style-name="L24">
        <text:list-item>
          <text:p text:style-name="P66">asynchrones Responses der REST API hat Probleme verursacht, wurden aber erfolgreich gelöst</text:p>
        </text:list-item>
      </text:list>
      <text:p text:style-name="P4"/>
      <text:p text:style-name="P5">Ziele:</text:p>
      <text:list xml:id="list1227116146" text:style-name="L25">
        <text:list-item>
          <text:p text:style-name="P63">Create und Delete Operationen ausführen</text:p>
          <text:p text:style-name="P43"/>
        </text:list-item>
      </text:list>
      <text:p text:style-name="P6">Backend</text:p>
      <text:p text:style-name="P5"/>
      <text:p text:style-name="P5">Getan:</text:p>
      <text:list xml:id="list1044062488" text:style-name="L26">
        <text:list-item>
          <text:p text:style-name="P58">Security Features überarbeite<text:span text:style-name="T8">t</text:span></text:p>
        </text:list-item>
        <text:list-item>
          <text:p text:style-name="P64">Aufbau des Install Scripts festgelegt </text:p>
        </text:list-item>
      </text:list>
      <text:p text:style-name="P5"/>
      <text:p text:style-name="P5">Ziel:</text:p>
      <text:list xml:id="list3144481479" text:style-name="L27">
        <text:list-item>
          <text:p text:style-name="P59">Install Script schreiben</text:p>
        </text:list-item>
      </text:list>
      <text:p text:style-name="P8"/>
      <text:p text:style-name="P8">Probleme:</text:p>
      <text:list xml:id="list95978604" text:style-name="L28">
        <text:list-item>
          <text:p text:style-name="P25">default Security Implementation von Spring boot hat in den ersten Versuchen nicht mit unseren gewünschten Permission System harmoniert, <text:s/>gelöst durch eine eigenen Implementation die die User Permissions prüft. Das ist jetzt nicht die eleganteste Umsetzung aber auch nicht die schlecht. ==&gt; <text:s/>Falls am Ende des Projektes noch Zeit bleibt kann das Permission System evtl. noch so implementiert werden, das die entsprechenden Spring Security Klassen überschrieben werden. 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4"><text:span text:style-name="T7">27</text:span>.02.2019</text:p>
      <text:p text:style-name="P5">Daily Scrum metting</text:p>
      <text:p text:style-name="P5"/>
      <text:p text:style-name="P5"/>
      <text:p text:style-name="P6">Allgemein</text:p>
      <text:p text:style-name="P5"/>
      <text:p text:style-name="P5">Getan:</text:p>
      <text:list xml:id="list1925252065" text:style-name="L29">
        <text:list-item>
          <text:p text:style-name="P61">gemeinsames testen der Applikationen </text:p>
        </text:list-item>
      </text:list>
      <text:list xml:id="list706104576" text:style-name="L30">
        <text:list-header>
          <text:p text:style-name="P44"/>
        </text:list-header>
      </text:list>
      <text:p text:style-name="P6">Frontend</text:p>
      <text:p text:style-name="P5"/>
      <text:p text:style-name="P5">Getan:</text:p>
      <text:list xml:id="list3390881242" text:style-name="L31">
        <text:list-item>
          <text:p text:style-name="P65">REST API Anbin<text:span text:style-name="T8">d</text:span>ung <text:span text:style-name="T9">Create</text:span> und <text:span text:style-name="T9">Delete</text:span> implementiert</text:p>
        </text:list-item>
        <text:list-item>
          <text:p text:style-name="P67">Server Auswahl im Loginfenster hinzugefügt</text:p>
        </text:list-item>
        <text:list-item>
          <text:p text:style-name="P67">Refactoring</text:p>
        </text:list-item>
      </text:list>
      <text:p text:style-name="P4"/>
      <text:p text:style-name="P8">Problem:</text:p>
      <text:list xml:id="list354005591" text:style-name="L32">
        <text:list-item>
          <text:p text:style-name="P68">Editieren des Trees löst das ChangeItem Signal aus. Beim löschen und neu bauen sorgt dieser Signal aber für Segfaults → Lösung: Signale werden beim löschen und neu bauen manuell blockiert</text:p>
        </text:list-item>
      </text:list>
      <text:p text:style-name="P4"/>
      <text:p text:style-name="P5">Ziele:</text:p>
      <text:list xml:id="list3375819154" text:style-name="L33">
        <text:list-item>
          <text:p text:style-name="P69">Install exe mit benötigten Bibliotheken für PlugAndPlay erstellen</text:p>
        </text:list-item>
        <text:list-item>
          <text:p text:style-name="P69">Code kommentieren</text:p>
          <text:p text:style-name="P45"/>
        </text:list-item>
      </text:list>
      <text:p text:style-name="P6">Backend</text:p>
      <text:p text:style-name="P5"/>
      <text:p text:style-name="P5">Getan:</text:p>
      <text:list xml:id="list4164501671" text:style-name="L34">
        <text:list-item>
          <text:p text:style-name="P70">Erstellung des Installscripts (Datenbank + Webservice)</text:p>
        </text:list-item>
      </text:list>
      <text:p text:style-name="P5"/>
      <text:p text:style-name="P5">Ziel:</text:p>
      <text:list xml:id="list2087457919" text:style-name="L35">
        <text:list-item>
          <text:p text:style-name="P71">Jar als Exe zu packen für die Windowsinstallation</text:p>
        </text:list-item>
        <text:list-item>
          <text:p text:style-name="P71">Readme /Dokumentation</text:p>
        </text:list-item>
      </text:list>
      <text:p text:style-name="P8"/>
      <text:p text:style-name="P8">Probleme:</text:p>
      <text:list xml:id="list3998866487" text:style-name="L36">
        <text:list-item>
          <text:p text:style-name="P27">Powershell core kann nicht per default Methode Securestrings auslesen, workaround gefunden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4"><text:span text:style-name="T7">28</text:span>.02.2019</text:p>
      <text:p text:style-name="P5">Daily Scrum metting</text:p>
      <text:p text:style-name="P5"/>
      <text:p text:style-name="P5"/>
      <text:p text:style-name="P6">Allgemein</text:p>
      <text:p text:style-name="P5"/>
      <text:p text:style-name="P5">Getan:</text:p>
      <text:list xml:id="list1939434327" text:style-name="L37">
        <text:list-item>
          <text:p text:style-name="P73">Vorstellen des Projektes vor dem Productowner</text:p>
        </text:list-item>
      </text:list>
      <text:list xml:id="list1728691638" text:style-name="L38">
        <text:list-header>
          <text:p text:style-name="P46"/>
        </text:list-header>
      </text:list>
      <text:p text:style-name="P6">Frontend</text:p>
      <text:p text:style-name="P5"/>
      <text:p text:style-name="P5">Getan:</text:p>
      <text:list xml:id="list4154475784" text:style-name="L39">
        <text:list-item>
          <text:p text:style-name="P74">NULL Json values werden als leerer String verstanden</text:p>
        </text:list-item>
        <text:list-item>
          <text:p text:style-name="P74">Code kommentiert</text:p>
        </text:list-item>
        <text:list-item>
          <text:p text:style-name="P74">Windows depoyment erstellt</text:p>
        </text:list-item>
      </text:list>
      <text:p text:style-name="P4"/>
      <text:p text:style-name="P8">Problem:</text:p>
      <text:list xml:id="list143517117" text:style-name="L40">
        <text:list-item>
          <text:p text:style-name="P75">keine</text:p>
        </text:list-item>
      </text:list>
      <text:p text:style-name="P4"/>
      <text:p text:style-name="P5">Ziele:</text:p>
      <text:list xml:id="list2967993010" text:style-name="L41">
        <text:list-item>
          <text:p text:style-name="P76">Dokumentation</text:p>
        </text:list-item>
        <text:list-item>
          <text:p text:style-name="P76">Kommentierung fertigstellen</text:p>
        </text:list-item>
        <text:list-item>
          <text:p text:style-name="P76">Debug und Deadcode entfernen</text:p>
        </text:list-item>
        <text:list-item>
          <text:p text:style-name="P76">Deployment auf <text:span text:style-name="T10">S</text:span>chulrechner testen</text:p>
          <text:p text:style-name="P47"/>
        </text:list-item>
      </text:list>
      <text:p text:style-name="P6">Backend</text:p>
      <text:p text:style-name="P5"/>
      <text:p text:style-name="P5">Getan:</text:p>
      <text:list xml:id="list3195173365" text:style-name="L42">
        <text:list-item>
          <text:p text:style-name="P78">Code kommentiert</text:p>
        </text:list-item>
      </text:list>
      <text:p text:style-name="P5"/>
      <text:p text:style-name="P5">Ziel:</text:p>
      <text:list xml:id="list700497154" text:style-name="L43">
        <text:list-item>
          <text:p text:style-name="P72">Jar als Exe zu packen für die Windowsinstallation</text:p>
        </text:list-item>
        <text:list-item>
          <text:p text:style-name="P72">Readme /Dokumentation</text:p>
        </text:list-item>
        <text:list-item>
          <text:p text:style-name="P79">Installscript neu schreiben (java/groovy)</text:p>
        </text:list-item>
      </text:list>
      <text:p text:style-name="P8"/>
      <text:p text:style-name="P8">Probleme:</text:p>
      <text:list xml:id="list2758205426" text:style-name="L44">
        <text:list-item>
          <text:p text:style-name="P77"><text:span text:style-name="T1">Powershell script kann nicht an Schulrechnern ausgeführt werden, da dependencies fehlen →</text:span><text:span text:style-name="T3"> install script in java/groovy schreiben</text:span>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h text:style-name="P80" text:outline-level="1">Fazit:</text:h>
      <text:p text:style-name="P10">Das Projekt war eine interessante Erfahrung. Besonders das Ausprobieren von neuen Strukturen und Methodiken (Frontend: Anbindung an Datenbank, Asynchrone Aufrufe von Http-Requests; Backend: Spring Framework, Möglichkeiten von Reflection) war eine Lernreiche Erfahrung.</text:p>
      <text:p text:style-name="P10">Das Projekt selber war leider deutlich zu Ehrgeizig für 2 Wochen in der Prüfungsphase. Es gab viele Ideen die auf der Strecke geblieben sind, nur um die Grundfunktionalität zu gewährleisten.<text:line-break/>Trotz Wochenendarbeit und Zusatzarbeit am Nachmittag und Abend wurde keine komplett dynamische Datenbank Administrationssoftware kreiert.</text:p>
      <text:p text:style-name="P10">Uns wurde auch bewusst wie wichtig eine klare Projektdefinition am Anfang des Projekts ist.<text:line-break/>Trotz täglicher Scrum Meetings wurden Probleme des dynamischen Aufbaus zu spät erkannt. (z.B. Metadaten der Datenbank, Dynamische Veränderung von Primary Keys)</text:p>
      <text:p text:style-name="P10">Letztendlich <text:span text:style-name="T11">ist trotzdem ein interessantes Stück Software entstanden, bei dem wir einiges gelernt haben.</text:span></text:p>
      <text:p text:style-name="P11">Das Konzept von einer konkreten Datenbank immer abstrakter zu werden ist erkennbar und es wurden viele Spannende Konzepte Umgesetzt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Adrian Beutler</text:p>
      <text:p text:style-name="P16">_______________________ <text:s text:c="72"/>_______________________ <text:s text:c="4"/></text:p>
      <text:p text:style-name="P16">Adrian Beutler <text:s text:c="94"/>Alexander Grümb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03-01T14:58:56.306000000</dc:date>
    <meta:editing-duration>PT13M55S</meta:editing-duration>
    <meta:editing-cycles>3</meta:editing-cycles>
    <meta:document-statistic meta:table-count="0" meta:image-count="0" meta:object-count="0" meta:page-count="9" meta:paragraph-count="201" meta:word-count="981" meta:character-count="6905" meta:non-whitespace-character-count="5999"/>
  </office:meta>
</office:document-meta>
</file>